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DE LA CRUZ MOSCOL, CRHISTIAN LEONCI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DE LA CRUZ MOSCOL, CRHISTIAN LEONC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156910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7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1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1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6T18:58:4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